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1"/>
    </style:style>
    <style:style style:name="P2"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style:text-underline-style="solid" style:text-underline-width="auto" style:text-underline-color="font-color" fo:font-weight="bold"/>
    </style:style>
    <style:style style:name="T6" style:family="text">
      <style:text-properties style:font-name="Verdana1" fo:font-size="12pt"/>
    </style:style>
    <style:style style:name="T7" style:family="text">
      <style:text-properties fo:font-size="14pt" fo:font-weight="bold"/>
    </style:style>
    <style:style style:name="T8" style:family="text">
      <style:text-properties style:font-name="Comic Sans MS" fo:font-size="14pt"/>
    </style:style>
    <style:style style:name="T9" style:family="text">
      <style:text-properties style:font-name="Comic Sans MS" fo:font-size="10pt"/>
    </style:style>
    <style:style style:name="T10" style:family="text">
      <style:text-properties fo:color="#800000" style:font-name="Verdana1"/>
    </style:style>
    <style:style style:name="T11" style:family="text">
      <style:text-properties fo:color="#800000" style:font-name="Verdana1" fo:font-size="14pt" fo:font-weight="bold"/>
    </style:style>
    <style:style style:name="T12" style:family="text">
      <style:text-properties fo:color="#8000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Chicken Alfredo<text:line-break/></text:span><text:line-break/>2 lbs boneless, skinless chicken, thighs or breasts, cut into small pieces<text:line-break/>4T butter<text:line-break/>1 onion, chopped<text:line-break/>1T minced garlic<text:line-break/>1 t salt<text:line-break/>¼ t cayenne pepper<text:line-break/>3T whole wheat flour<text:line-break/>3 cups half &amp; half<text:line-break/>1 ½ cups frozen peas, thawed<text:line-break/>½ c parmesan cheese<text:line-break/>12 oz pasta of your choice; whole grain for a healthier choice! <text:line-break/><text:line-break/>In a large frying pan or pot sauté chicken, onion and garlic until the chicken is cooked and the onions are soft. Stir in salt, cayenne pepper and flour until it is blended in. Slowly add the half &amp; half until mixed in, add peas and parmesan cheese. Simmer and stir for 1 or 2 minutes until thick, remove from heat. <text:line-break/><text:line-break/>Cook your pasta, drain and toss with the chicken alfredo and serve with a salad and some homemade dinner rolls.. Yum!!<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13:41.4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42" meta:character-count="756"/>
  </office:meta>
</office:document-meta>
</file>